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D00000246858B41C8.jpg" manifest:media-type="image/jpeg"/>
  <manifest:file-entry manifest:full-path="Pictures/10000000000002C90000027233257F58.jpg" manifest:media-type="image/jpeg"/>
  <manifest:file-entry manifest:full-path="Pictures/1000000000000527000000EAD4506812.jpg" manifest:media-type="image/jpeg"/>
  <manifest:file-entry manifest:full-path="Pictures/100000000000052F000000F315A9D7D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4pt" style:font-name-asian="Times New Roman" style:font-size-asian="14pt" style:font-size-complex="14pt"/>
    </style:style>
    <style:style style:name="T1" style:family="text">
      <style:text-properties style:font-name="Times New Roman" fo:font-size="14pt" style:font-name-asian="Times New Roman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3.586cm" svg:x="0.127cm" svg:y="0.127cm">
          <draw:image xlink:href="Pictures/100000000000052F000000F315A9D7D8.jpg" xlink:type="simple" xlink:show="embed" xlink:actuate="onLoad">
            <text:p/>
          </draw:image>
        </draw:frame>
        <draw:frame draw:style-name="gr1" draw:text-style-name="P1" draw:layer="layout" svg:width="19.589cm" svg:height="3.474cm" svg:x="0.1cm" svg:y="4.3cm">
          <draw:image xlink:href="Pictures/1000000000000527000000EAD4506812.jpg" xlink:type="simple" xlink:show="embed" xlink:actuate="onLoad">
            <text:p/>
          </draw:image>
        </draw:frame>
        <draw:frame draw:style-name="gr2" draw:text-style-name="P2" draw:layer="layout" svg:width="1.466cm" svg:height="0.797cm" svg:x="17.512cm" svg:y="0.154cm">
          <draw:text-box>
            <text:p text:style-name="P2"><text:span text:style-name="T1">A</text:span><text:span text:style-name="T1">型</text:span></text:p>
          </draw:text-box>
        </draw:frame>
        <draw:frame draw:style-name="gr2" draw:text-style-name="P2" draw:layer="layout" svg:width="1.436cm" svg:height="0.797cm" svg:x="17.661cm" svg:y="4.445cm">
          <draw:text-box>
            <text:p text:style-name="P2"><text:span text:style-name="T1">B</text:span><text:span text:style-name="T1">型</text:span></text:p>
          </draw:text-box>
        </draw:frame>
        <draw:frame draw:style-name="gr1" draw:text-style-name="P1" draw:layer="layout" svg:width="6.798cm" svg:height="5.969cm" svg:x="0.762cm" svg:y="8.001cm">
          <draw:image xlink:href="Pictures/10000000000002C90000027233257F58.jpg" xlink:type="simple" xlink:show="embed" xlink:actuate="onLoad">
            <text:p/>
          </draw:image>
        </draw:frame>
        <draw:frame draw:style-name="gr1" draw:text-style-name="P1" draw:layer="layout" svg:width="8.246cm" svg:height="5.28cm" svg:x="9.976cm" svg:y="8.182cm">
          <draw:image xlink:href="Pictures/100000000000038D00000246858B41C8.jpg" xlink:type="simple" xlink:show="embed" xlink:actuate="onLoad">
            <text:p/>
          </draw:image>
        </draw:frame>
        <draw:frame draw:style-name="gr2" draw:text-style-name="P2" draw:layer="layout" svg:width="2.457cm" svg:height="0.797cm" svg:x="2.217cm" svg:y="14.203cm">
          <draw:text-box>
            <text:p text:style-name="P2"><text:span text:style-name="T1">A</text:span><text:span text:style-name="T1">型端头</text:span></text:p>
          </draw:text-box>
        </draw:frame>
        <draw:frame draw:style-name="gr2" draw:text-style-name="P2" draw:layer="layout" svg:width="2.427cm" svg:height="0.797cm" svg:x="13.434cm" svg:y="14.203cm">
          <draw:text-box>
            <text:p text:style-name="P2"><text:span text:style-name="T1">B</text:span><text:span text:style-name="T1">型端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08:53:05.453638091</meta:creation-date>
    <dc:date>2015-09-17T09:17:57.337109539</dc:date>
    <meta:editing-duration>PT7M29S</meta:editing-duration>
    <meta:editing-cycles>2</meta:editing-cycles>
    <meta:generator>LibreOffice/4.2.6.3$Linux_X86_64 LibreOffice_project/420$Build-3</meta:generator>
    <meta:document-statistic meta:object-count="8"/>
  </office:meta>
</office:document-meta>
</file>